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c59b" officeooo:paragraph-rsid="0009c59b"/>
    </style:style>
    <style:style style:name="P2" style:family="paragraph" style:parent-style-name="Standard">
      <style:text-properties fo:font-weight="bold" officeooo:rsid="0009c59b" officeooo:paragraph-rsid="0009c59b" style:font-weight-asian="bold" style:font-weight-complex="bold"/>
    </style:style>
    <style:style style:name="P3" style:family="paragraph" style:parent-style-name="Standard">
      <style:text-properties officeooo:rsid="0009c59b" officeooo:paragraph-rsid="0009c59b"/>
    </style:style>
    <style:style style:name="P4" style:family="paragraph" style:parent-style-name="Standard">
      <style:text-properties fo:font-weight="bold" officeooo:rsid="000bb675" officeooo:paragraph-rsid="000bb675" style:font-weight-asian="bold" style:font-weight-complex="bold"/>
    </style:style>
    <style:style style:name="P5" style:family="paragraph" style:parent-style-name="Standard">
      <style:text-properties fo:font-weight="bold" officeooo:rsid="000d39c8" officeooo:paragraph-rsid="000d39c8" style:font-weight-asian="bold" style:font-weight-complex="bold"/>
    </style:style>
    <style:style style:name="P6" style:family="paragraph" style:parent-style-name="Standard">
      <style:text-properties fo:font-weight="normal" officeooo:rsid="000d39c8" officeooo:paragraph-rsid="000d39c8" style:font-weight-asian="normal" style:font-weight-complex="normal"/>
    </style:style>
    <style:style style:name="T1" style:family="text">
      <style:text-properties officeooo:rsid="000897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code projet principal</text:p>
      <text:p text:style-name="P1"/>
      <text:p text:style-name="P1">import comptes_bancaires as cb</text:p>
      <text:p text:style-name="P1">import random as r</text:p>
      <text:p text:style-name="P1">import blackjack as b</text:p>
      <text:p text:style-name="P1"/>
      <text:p text:style-name="P1">class Chambre :</text:p>
      <text:p text:style-name="P1"><text:s text:c="4"/>"""</text:p>
      <text:p text:style-name="P1"><text:s text:c="4"/>Chaque instance de Chambre possède comme attributs :</text:p>
      <text:p text:style-name="P1"><text:s text:c="4"/>-<text:tab/>Un numéro</text:p>
      <text:p text:style-name="P1"><text:s text:c="4"/>-<text:tab/>Un étage</text:p>
      <text:p text:style-name="P1"><text:s text:c="4"/>-<text:tab/>Une capacité (de 1 à 3 personnes)</text:p>
      <text:p text:style-name="P1"><text:s text:c="4"/>-<text:tab/>Un état de propreté (ménage fait ou non)</text:p>
      <text:p text:style-name="P1"><text:s text:c="4"/>-<text:tab/>Un état d’occupation (libre ou non)</text:p>
      <text:p text:style-name="P1"><text:s text:c="4"/>-<text:tab/>Un tarif</text:p>
      <text:p text:style-name="P1"><text:s text:c="4"/>-<text:tab/>Une vue mer ou non</text:p>
      <text:p text:style-name="P1"/>
      <text:p text:style-name="P1"><text:s text:c="4"/>La classe Chambre est pourvue des méthodes suivantes :</text:p>
      <text:p text:style-name="P1"><text:s text:c="4"/>-<text:tab/>nettoyer()</text:p>
      <text:p text:style-name="P1"><text:s text:c="4"/>-<text:tab/>prendre()</text:p>
      <text:p text:style-name="P1"><text:s text:c="4"/>-<text:tab/>liberer()</text:p>
      <text:p text:style-name="P1"><text:s text:c="4"/>-<text:tab/>payer()</text:p>
      <text:p text:style-name="P1"><text:s text:c="4"/>-<text:tab/>Des méthodes permettant d’accéder à chacun des attributs.</text:p>
      <text:p text:style-name="P1"><text:s text:c="4"/>"""</text:p>
      <text:p text:style-name="P1"><text:s text:c="4"/>def __init__(self, numero:int, etage:int, capacite:int, tarif:float, a_vue_mer:bool=False) :</text:p>
      <text:p text:style-name="P1"><text:s text:c="8"/>"""Créer une nouvelle Chambre()"""</text:p>
      <text:p text:style-name="P1"><text:s text:c="8"/>self.numero = numero</text:p>
      <text:p text:style-name="P1"><text:s text:c="8"/>self.etage = etage</text:p>
      <text:p text:style-name="P1"><text:s text:c="8"/>self.capacite = max(min(capacite,3),1)</text:p>
      <text:p text:style-name="P1"><text:s text:c="8"/>self.est_propre = True</text:p>
      <text:p text:style-name="P1"><text:s text:c="8"/>self.est_occupee = False</text:p>
      <text:p text:style-name="P1"><text:s text:c="8"/>self.tarif = tarif</text:p>
      <text:p text:style-name="P1"><text:s text:c="8"/>self.a_vue_mer = a_vue_mer</text:p>
      <text:p text:style-name="P1"/>
      <text:p text:style-name="P1"><text:s text:c="4"/>def get_numero(self):</text:p>
      <text:p text:style-name="P1"><text:s text:c="8"/>"""Renvoie le numéro de la chambre"""</text:p>
      <text:p text:style-name="P1"><text:s text:c="8"/>return self.numero</text:p>
      <text:p text:style-name="P1"/>
      <text:p text:style-name="P1"><text:s text:c="4"/>def get_etage(self):</text:p>
      <text:p text:style-name="P1"><text:s text:c="8"/>"""Renvoie l'étage de la chambre"""</text:p>
      <text:p text:style-name="P1"><text:s text:c="8"/>return self.etage</text:p>
      <text:p text:style-name="P1"/>
      <text:p text:style-name="P1"><text:s text:c="4"/>def get_capacite(self):</text:p>
      <text:p text:style-name="P1"><text:s text:c="8"/>"""Renvoie la capacité d'accueil de la chambre"""</text:p>
      <text:p text:style-name="P1"><text:s text:c="8"/>return self.capacite</text:p>
      <text:p text:style-name="P1"/>
      <text:p text:style-name="P1"><text:s text:c="4"/>def get_est_propre(self):</text:p>
      <text:p text:style-name="P1"><text:s text:c="8"/>"""Renvoie si la chambre est propre ou pas"""</text:p>
      <text:p text:style-name="P1"><text:s text:c="8"/>return self.est_propre</text:p>
      <text:p text:style-name="P1"/>
      <text:p text:style-name="P1"><text:s text:c="4"/>def get_est_occupee(self):</text:p>
      <text:p text:style-name="P1"><text:s text:c="8"/>"""Renvoie si la chambre est occupée ou pas"""</text:p>
      <text:p text:style-name="P1"><text:soft-page-break/><text:s text:c="8"/>return self.est_occupee</text:p>
      <text:p text:style-name="P1"/>
      <text:p text:style-name="P1"><text:s text:c="4"/>def get_tarif(self):</text:p>
      <text:p text:style-name="P1"><text:s text:c="8"/>"""Renvoie le tarif de la chambre"""</text:p>
      <text:p text:style-name="P1"><text:s text:c="8"/>return self.tarif</text:p>
      <text:p text:style-name="P1"/>
      <text:p text:style-name="P1"><text:s text:c="4"/>def get_a_vue_mer(self):</text:p>
      <text:p text:style-name="P1"><text:s text:c="8"/>"""Renvoie si la chambre a une vue sur la mer ou pas"""</text:p>
      <text:p text:style-name="P1"><text:s text:c="8"/>return self.a_vue_mer</text:p>
      <text:p text:style-name="P1"/>
      <text:p text:style-name="P1"><text:s text:c="4"/>def nettoyer(self) :</text:p>
      <text:p text:style-name="P1"><text:s text:c="8"/>"""Déclare la chambre propre"""</text:p>
      <text:p text:style-name="P1"><text:s text:c="8"/>self.est_propre = True</text:p>
      <text:p text:style-name="P1"><text:s text:c="8"/>return None</text:p>
      <text:p text:style-name="P1"/>
      <text:p text:style-name="P1"><text:s text:c="4"/>def<text:tab/>prendre(self) :</text:p>
      <text:p text:style-name="P1"><text:s text:c="8"/>"""Déclare la chambre occupée"""</text:p>
      <text:p text:style-name="P1"><text:s text:c="8"/>self.est_occupee = True</text:p>
      <text:p text:style-name="P1"><text:s text:c="8"/>return None</text:p>
      <text:p text:style-name="P1"/>
      <text:p text:style-name="P1"><text:s text:c="4"/>def<text:tab/>liberer(self) :</text:p>
      <text:p text:style-name="P1"><text:s text:c="8"/>"""Déclare la chambre non-occupée"""</text:p>
      <text:p text:style-name="P1"><text:s text:c="8"/>self.est_occupee = False</text:p>
      <text:p text:style-name="P1"><text:s text:c="8"/>self.est_propre = False</text:p>
      <text:p text:style-name="P1"><text:s text:c="8"/>return None</text:p>
      <text:p text:style-name="P1"/>
      <text:p text:style-name="P1"/>
      <text:p text:style-name="P1"/>
      <text:p text:style-name="P1">class Hotel :</text:p>
      <text:p text:style-name="P1"><text:s text:c="4"/>"""</text:p>
      <text:p text:style-name="P1"><text:s text:c="4"/>Chaque instance de Hotel possède comme attributs :</text:p>
      <text:p text:style-name="P1"><text:s text:c="4"/>-<text:tab/>Un nom</text:p>
      <text:p text:style-name="P1"><text:s text:c="4"/>-<text:tab/>Une ville</text:p>
      <text:p text:style-name="P1"><text:s text:c="4"/>-<text:tab/>Une adresse</text:p>
      <text:p text:style-name="P1"><text:s text:c="4"/>-<text:tab/>Des chambres</text:p>
      <text:p text:style-name="P1"><text:s text:c="4"/>-<text:tab/>Une piscine ou non</text:p>
      <text:p text:style-name="P1"><text:s text:c="4"/>-<text:tab/>Un casino ou non</text:p>
      <text:p text:style-name="P1"/>
      <text:p text:style-name="P1"><text:s text:c="4"/>La classe est pourvue des méthodes suivantes :</text:p>
      <text:p text:style-name="P1"><text:s text:c="4"/>-<text:tab/>get_dispo() qui renvoie le nombre de chambres disponibles.</text:p>
      <text:p text:style-name="P1"><text:s text:c="4"/>-<text:tab/>nettoyer() qui fait le ménage dans toutes les chambres de cet hôtel.</text:p>
      <text:p text:style-name="P1"><text:s text:c="4"/>-<text:tab/>Des méthodes permettant d’accéder à chacun des attributs.</text:p>
      <text:p text:style-name="P1"><text:s text:c="4"/>"""</text:p>
      <text:p text:style-name="P1"/>
      <text:p text:style-name="P1"><text:s text:c="4"/>def __init__(self, nom:str, ville:str, adresse:str, chambres:list, solde_compte_hotel:int=0, a_piscine:bool=False, a_casino:bool=False):</text:p>
      <text:p text:style-name="P1"><text:s text:c="8"/>"""Créé un nouvel Hotel()"""</text:p>
      <text:p text:style-name="P1"><text:s text:c="8"/>self.nom = nom</text:p>
      <text:p text:style-name="P1"><text:s text:c="8"/>self.ville = ville</text:p>
      <text:p text:style-name="P1"><text:s text:c="8"/>self.adresse = adresse</text:p>
      <text:p text:style-name="P1"><text:s text:c="8"/>self.chambres = chambres</text:p>
      <text:p text:style-name="P1"><text:s text:c="8"/>self.compte = cb.CompteBancaire('42',solde_compte_hotel)</text:p>
      <text:p text:style-name="P1"><text:soft-page-break/><text:s text:c="8"/>self.a_piscine = a_piscine</text:p>
      <text:p text:style-name="P1"><text:s text:c="8"/>self.a_casino = a_casino</text:p>
      <text:p text:style-name="P1"/>
      <text:p text:style-name="P1"><text:s text:c="4"/>def get_nom(self):</text:p>
      <text:p text:style-name="P1"><text:s text:c="8"/>"""Renvoie le nom de l'hôtel"""</text:p>
      <text:p text:style-name="P1"><text:s text:c="8"/>return self.nom</text:p>
      <text:p text:style-name="P1"/>
      <text:p text:style-name="P1"><text:s text:c="4"/>def get_ville(self):</text:p>
      <text:p text:style-name="P1"><text:s text:c="8"/>"""Renvoie la ville de l'hôtel"""</text:p>
      <text:p text:style-name="P1"><text:s text:c="8"/>return self.ville</text:p>
      <text:p text:style-name="P1"/>
      <text:p text:style-name="P1"><text:s text:c="4"/>def get_adresse(self):</text:p>
      <text:p text:style-name="P1"><text:s text:c="8"/>"""Renvoie l'adresse de l'hôtel"""</text:p>
      <text:p text:style-name="P1"><text:s text:c="8"/>return self.adresse</text:p>
      <text:p text:style-name="P1"/>
      <text:p text:style-name="P1"><text:s text:c="4"/>def get_chambres(self):</text:p>
      <text:p text:style-name="P1"><text:s text:c="8"/>"""Renvoie la liste de chambres de l'hôtel"""</text:p>
      <text:p text:style-name="P1"><text:s text:c="8"/>return self.chambres</text:p>
      <text:p text:style-name="P1"/>
      <text:p text:style-name="P1"><text:s text:c="4"/>def get_compte(self):</text:p>
      <text:p text:style-name="P1"><text:s text:c="8"/>"""Renvoie le compte bancaire de l'hôtel"""</text:p>
      <text:p text:style-name="P1"><text:s text:c="8"/>return self.compte</text:p>
      <text:p text:style-name="P1"/>
      <text:p text:style-name="P1"><text:s text:c="4"/>def get_a_piscine(self):</text:p>
      <text:p text:style-name="P1"><text:s text:c="8"/>"""Renvoie si l'hôtel a une piscine ou pas"""</text:p>
      <text:p text:style-name="P1"><text:s text:c="8"/>return self.a_piscine</text:p>
      <text:p text:style-name="P1"/>
      <text:p text:style-name="P1"><text:s text:c="4"/>def get_chambre(self, numero:int, etage:int):</text:p>
      <text:p text:style-name="P1"><text:s text:c="8"/>"""Renvoie la chambre correspondant au numéro et à l'étage donnés"""</text:p>
      <text:p text:style-name="P1"><text:s text:c="8"/>for chambre in self.chambres:</text:p>
      <text:p text:style-name="P1"><text:s text:c="12"/>if chambre.numero == numero and chambre.etage == etage:</text:p>
      <text:p text:style-name="P1"><text:s text:c="16"/>return chambre</text:p>
      <text:p text:style-name="P1"><text:s text:c="8"/>return False</text:p>
      <text:p text:style-name="P1"/>
      <text:p text:style-name="P1"><text:s text:c="4"/>def get_dispo(self):</text:p>
      <text:p text:style-name="P1"><text:s text:c="8"/>"""Renvoie le nombre de chambres disponibles"""</text:p>
      <text:p text:style-name="P1"><text:s text:c="8"/>chambres_non_occupee = 0</text:p>
      <text:p text:style-name="P1"><text:s text:c="8"/>for chambre in self.chambres:</text:p>
      <text:p text:style-name="P1"><text:s text:c="12"/>if not chambre.get_est_occupee():</text:p>
      <text:p text:style-name="P1"><text:s text:c="16"/>chambres_non_occupee +=1</text:p>
      <text:p text:style-name="P1"><text:s text:c="8"/>return chambres_non_occupee</text:p>
      <text:p text:style-name="P1"/>
      <text:p text:style-name="P1"><text:s text:c="4"/>def add_chambres(self, chambres:list):</text:p>
      <text:p text:style-name="P1"><text:s text:c="8"/>"""Ajoute chambres à la liste de chambres de l'hôtel"""</text:p>
      <text:p text:style-name="P1"><text:s text:c="8"/>self.chambres += chambres</text:p>
      <text:p text:style-name="P1"/>
      <text:p text:style-name="P1"><text:s text:c="4"/>def nb_chambres(self):</text:p>
      <text:p text:style-name="P1"><text:s text:c="8"/>"""Renvoie le nombre de chambres de l'hotel"""</text:p>
      <text:p text:style-name="P1"><text:s text:c="8"/>return len(self.chambres)</text:p>
      <text:p text:style-name="P1"/>
      <text:p text:style-name="P1"><text:s text:c="4"/>def<text:tab/>nettoyer_chambres(self) :</text:p>
      <text:p text:style-name="P1"><text:s text:c="8"/>"""Fait le ménage dans toutes les chambres de l'hôtel"""</text:p>
      <text:p text:style-name="P1"><text:soft-page-break/><text:s text:c="8"/>for chambre in self.chambres:</text:p>
      <text:p text:style-name="P1"><text:s text:c="12"/>chambre.nettoyer()</text:p>
      <text:p text:style-name="P1"><text:s text:c="8"/>return None</text:p>
      <text:p text:style-name="P1"/>
      <text:p text:style-name="P1"><text:s text:c="4"/>def<text:tab/>payer(self, numero:int, etage:int, compte):</text:p>
      <text:p text:style-name="P1"><text:s text:c="8"/>"""Paie la chambre correspondant à l'étage et au numéro donnés avec compte"""</text:p>
      <text:p text:style-name="P1"><text:s text:c="8"/>chambre = self.get_chambre(numero,etage)</text:p>
      <text:p text:style-name="P1"><text:s text:c="8"/>if chambre:</text:p>
      <text:p text:style-name="P1"><text:s text:c="12"/>compte.transferer(self.compte,chambre.tarif)</text:p>
      <text:p text:style-name="P1"><text:s text:c="8"/>return None</text:p>
      <text:p text:style-name="P1"/>
      <text:p text:style-name="P1"><text:s text:c="4"/>def jouer_blackjack(self, compte, mise:int=0):</text:p>
      <text:p text:style-name="P1"><text:s text:c="8"/>if self.a_casino:</text:p>
      <text:p text:style-name="P1"><text:s text:c="12"/>argent_perdu, argent_gagne = b.blackjack(mise)</text:p>
      <text:p text:style-name="P1"><text:s text:c="12"/>compte.verser(argent_gagne)</text:p>
      <text:p text:style-name="P1"><text:s text:c="12"/>compte.retirer(argent_perdu)</text:p>
      <text:p text:style-name="P1"><text:s text:c="8"/>else:</text:p>
      <text:p text:style-name="P1"><text:s text:c="12"/>print("Cet hôtel ne possède pas de casino.")</text:p>
      <text:p text:style-name="P1"/>
      <text:p text:style-name="P1"/>
      <text:p text:style-name="P1"/>
      <text:p text:style-name="P1">def test_hotel():</text:p>
      <text:p text:style-name="P1"><text:s text:c="4"/>liste_chambres = []</text:p>
      <text:p text:style-name="P1"><text:s text:c="4"/>for etage in range(3):</text:p>
      <text:p text:style-name="P1"><text:s text:c="8"/>for numero in range(10):</text:p>
      <text:p text:style-name="P1"><text:s text:c="12"/>liste_chambres.append(Chambre(numero,etage,2,78.50,False))</text:p>
      <text:p text:style-name="P1"/>
      <text:p text:style-name="P1"><text:s text:c="4"/>mon_hotel = Hotel('Hotel California','Vesoul','40 rue du Général',liste_chambres,150000,True,True)</text:p>
      <text:p text:style-name="P1"/>
      <text:p text:style-name="P1"><text:s text:c="4"/>for _ in range(10):</text:p>
      <text:p text:style-name="P1"><text:s text:c="8"/>chambre = r.choice(mon_hotel.chambres)</text:p>
      <text:p text:style-name="P1"><text:s text:c="8"/>chambre.prendre()</text:p>
      <text:p text:style-name="P1"><text:s text:c="4"/>print("Nombre de chambres d'hotel :",mon_hotel.nb_chambres())</text:p>
      <text:p text:style-name="P1"><text:s text:c="4"/>print('Chambres disponibles :',mon_hotel.get_dispo())</text:p>
      <text:p text:style-name="P1"/>
      <text:p text:style-name="P1"><text:s text:c="4"/>mon_compte = cb.CompteBancaire('1234',7500)</text:p>
      <text:p text:style-name="P1"><text:s text:c="4"/>print("Solde hotel avant paiement d'une chambre :",mon_hotel.get_compte().get_solde())</text:p>
      <text:p text:style-name="P1"/>
      <text:p text:style-name="P1"><text:s text:c="4"/>mon_hotel.payer(7,2,mon_compte)</text:p>
      <text:p text:style-name="P1"><text:s text:c="4"/>print("Solde hotel après paiement d'une chambre :",mon_hotel.get_compte().get_solde())</text:p>
      <text:p text:style-name="P1"/>
      <text:p text:style-name="P1"><text:s text:c="4"/>nouv_liste_chambres = []</text:p>
      <text:p text:style-name="P1"><text:s text:c="4"/>for numero in range(5):</text:p>
      <text:p text:style-name="P1"><text:s text:c="8"/>nouv_liste_chambres.append(Chambre(numero,3,1,62,False))</text:p>
      <text:p text:style-name="P1"><text:s text:c="4"/>mon_hotel.add_chambres(nouv_liste_chambres)</text:p>
      <text:p text:style-name="P1"><text:s text:c="4"/>print("Nombre de chambres d'hotel après ajout de 5 :",mon_hotel.nb_chambres())</text:p>
      <text:p text:style-name="P1"/>
      <text:p text:style-name="P1"><text:s text:c="4"/>print("Solde avant partie de blackjack :",mon_compte.get_solde())</text:p>
      <text:p text:style-name="P1"><text:s text:c="4"/>mon_hotel.jouer_blackjack(mon_compte,10)</text:p>
      <text:p text:style-name="P1"><text:s text:c="4"/>print("Solde après partie de blackjack :",mon_compte.get_solde())</text:p>
      <text:p text:style-name="P1"/>
      <text:p text:style-name="P1"><text:soft-page-break/>test_hotel()</text:p>
      <text:p text:style-name="P1"/>
      <text:p text:style-name="P5">#module comptes_bancaires</text:p>
      <text:p text:style-name="P5"/>
      <text:p text:style-name="P6">class CompteBancaire:</text:p>
      <text:p text:style-name="P6"><text:s text:c="4"/>"""Classe défini par :</text:p>
      <text:p text:style-name="P6"><text:s text:c="12"/>- son numéro</text:p>
      <text:p text:style-name="P6"><text:s text:c="12"/>- son solde """</text:p>
      <text:p text:style-name="P6"/>
      <text:p text:style-name="P6"><text:s text:c="4"/>def __init__(self,numero,solde=0):</text:p>
      <text:p text:style-name="P6"><text:s text:c="8"/>"""Créer un nouveau Compte()"""</text:p>
      <text:p text:style-name="P6"><text:s text:c="8"/>self.solde = solde</text:p>
      <text:p text:style-name="P6"><text:s text:c="8"/>self.numero = numero</text:p>
      <text:p text:style-name="P6"/>
      <text:p text:style-name="P6"><text:s text:c="4"/>def get_solde(self):</text:p>
      <text:p text:style-name="P6"><text:s text:c="8"/>"""Obtenir le solde du compte"""</text:p>
      <text:p text:style-name="P6"><text:s text:c="8"/>return self.solde</text:p>
      <text:p text:style-name="P6"/>
      <text:p text:style-name="P6"><text:s text:c="4"/>def get_numero(self):</text:p>
      <text:p text:style-name="P6"><text:s text:c="8"/>"""Obtenir le numero du compte"""</text:p>
      <text:p text:style-name="P6"><text:s text:c="8"/>return self.numero</text:p>
      <text:p text:style-name="P6"/>
      <text:p text:style-name="P6"><text:s text:c="4"/>def verser(self,nb):</text:p>
      <text:p text:style-name="P6"><text:s text:c="8"/>"""Verser un montant sur un compte"""</text:p>
      <text:p text:style-name="P6"><text:s text:c="8"/>nb = max(0,nb)</text:p>
      <text:p text:style-name="P6"><text:s text:c="8"/>self.solde += nb</text:p>
      <text:p text:style-name="P6"/>
      <text:p text:style-name="P6"><text:s text:c="4"/>def retirer(self,nb):</text:p>
      <text:p text:style-name="P6"><text:s text:c="8"/>"""Retirer un montant sur un compte"""</text:p>
      <text:p text:style-name="P6"><text:s text:c="8"/>nb = max(0,nb)</text:p>
      <text:p text:style-name="P6"><text:s text:c="8"/>self.solde -= nb</text:p>
      <text:p text:style-name="P6"/>
      <text:p text:style-name="P6"><text:s text:c="4"/>def transferer(self,compte,nb):</text:p>
      <text:p text:style-name="P6"><text:s text:c="8"/>"""Transférer un montant d’un compte sur un autre compte"""</text:p>
      <text:p text:style-name="P6"><text:s text:c="8"/>nb = max(0,nb)</text:p>
      <text:p text:style-name="P6"><text:s text:c="8"/>self.solde -= nb</text:p>
      <text:p text:style-name="P6"><text:s text:c="8"/>compte.solde += nb</text:p>
      <text:p text:style-name="P6"/>
      <text:p text:style-name="P6"/>
      <text:p text:style-name="P6"/>
      <text:p text:style-name="P6">class Client:</text:p>
      <text:p text:style-name="P6"><text:s text:c="4"/>"""Classe défini par :</text:p>
      <text:p text:style-name="P6"><text:s text:c="12"/>- son nom</text:p>
      <text:p text:style-name="P6"><text:s text:c="12"/>- son adresse</text:p>
      <text:p text:style-name="P6"><text:s text:c="12"/>- ses comptes """</text:p>
      <text:p text:style-name="P6"/>
      <text:p text:style-name="P6"><text:s text:c="4"/>def __init__(self,nom,adresse,compte):</text:p>
      <text:p text:style-name="P6"><text:s text:c="8"/>"""Créer un nouveau Client()"""</text:p>
      <text:p text:style-name="P6"><text:s text:c="8"/>self.nom = nom</text:p>
      <text:p text:style-name="P6"><text:s text:c="8"/>self.adresse = adresse</text:p>
      <text:p text:style-name="P6"><text:s text:c="8"/>self.comptes = [compte]</text:p>
      <text:p text:style-name="P6"/>
      <text:p text:style-name="P6"><text:soft-page-break/><text:s text:c="4"/>def get_nom(self):</text:p>
      <text:p text:style-name="P6"><text:s text:c="8"/>"""Obtenir le nom du client"""</text:p>
      <text:p text:style-name="P6"><text:s text:c="8"/>return self.nom</text:p>
      <text:p text:style-name="P6"/>
      <text:p text:style-name="P6"><text:s text:c="4"/>def get_adresse(self):</text:p>
      <text:p text:style-name="P6"><text:s text:c="8"/>"""Obtenir l'adresse du client"""</text:p>
      <text:p text:style-name="P6"><text:s text:c="8"/>return self.adresse</text:p>
      <text:p text:style-name="P6"/>
      <text:p text:style-name="P6"><text:s text:c="4"/>def get_comptes(self):</text:p>
      <text:p text:style-name="P6"><text:s text:c="8"/>"""Obtenir les comptes du client"""</text:p>
      <text:p text:style-name="P6"><text:s text:c="8"/>return self.comptes</text:p>
      <text:p text:style-name="P6"/>
      <text:p text:style-name="P6"><text:s text:c="4"/>def update_comptes(self,nouv_compte):</text:p>
      <text:p text:style-name="P6"><text:s text:c="8"/>"""Mettre à jour la liste des comptes"""</text:p>
      <text:p text:style-name="P6"><text:s text:c="8"/>self.comptes += [nouv_compte]</text:p>
      <text:p text:style-name="P6"/>
      <text:p text:style-name="P6"/>
      <text:p text:style-name="P6"/>
      <text:p text:style-name="P6">class Banque:</text:p>
      <text:p text:style-name="P6"><text:s text:c="4"/>def __init__(self):</text:p>
      <text:p text:style-name="P6"><text:s text:c="8"/>"""Classe défini par :</text:p>
      <text:p text:style-name="P6"><text:s text:c="12"/>- ses clients """</text:p>
      <text:p text:style-name="P6"><text:s text:c="8"/>self.clients = []</text:p>
      <text:p text:style-name="P6"/>
      <text:p text:style-name="P6"><text:s text:c="4"/>def get_clients(self):</text:p>
      <text:p text:style-name="P6"><text:s text:c="8"/>"""Obtenir la liste des clients"""</text:p>
      <text:p text:style-name="P6"><text:s text:c="8"/>return self.clients</text:p>
      <text:p text:style-name="P6"/>
      <text:p text:style-name="P6"><text:s text:c="4"/>def creer_compte(self,nom,adresse,numero_compte,solde_initial=0):</text:p>
      <text:p text:style-name="P6"><text:s text:c="8"/>"""Créer un nouveau compte"""</text:p>
      <text:p text:style-name="P6"><text:s text:c="8"/>nouv_compte = CompteBancaire(numero_compte,solde_initial)</text:p>
      <text:p text:style-name="P6"><text:s text:c="8"/>for client in self.clients:</text:p>
      <text:p text:style-name="P6"><text:s text:c="12"/>if client.get_nom() == nom and client.get_adresse() == adresse:</text:p>
      <text:p text:style-name="P6"><text:s text:c="16"/>client.update_comptes(nouv_compte)</text:p>
      <text:p text:style-name="P6"><text:s text:c="16"/>break</text:p>
      <text:p text:style-name="P6"><text:s text:c="8"/>else:</text:p>
      <text:p text:style-name="P6"><text:s text:c="12"/>self.clients.append(Client(nom,adresse,nouv_compte))</text:p>
      <text:p text:style-name="P6"/>
      <text:p text:style-name="P6"><text:s text:c="4"/>def get_client(self,nom,adresse):</text:p>
      <text:p text:style-name="P6"><text:s text:c="8"/>"""Renvoie le client si il est client de la banque sinon False"""</text:p>
      <text:p text:style-name="P6"><text:s text:c="8"/>for client in self.clients:</text:p>
      <text:p text:style-name="P6"><text:s text:c="12"/>if client.get_nom() == nom and client.get_adresse() == adresse:</text:p>
      <text:p text:style-name="P6"><text:s text:c="16"/>return client</text:p>
      <text:p text:style-name="P6"><text:s text:c="16"/>break</text:p>
      <text:p text:style-name="P6"><text:s text:c="8"/>else:</text:p>
      <text:p text:style-name="P6"><text:s text:c="12"/>return False</text:p>
      <text:p text:style-name="P6"/>
      <text:p text:style-name="P6"><text:s text:c="4"/>def get_liste_comptes(self,nom,adresse):</text:p>
      <text:p text:style-name="P6"><text:s text:c="8"/>"""Renvoie la liste des comptes d'un client"""</text:p>
      <text:p text:style-name="P6"><text:s text:c="8"/>client = self.get_client(nom,adresse)</text:p>
      <text:p text:style-name="P6"><text:s text:c="8"/>if client:</text:p>
      <text:p text:style-name="P6"><text:s text:c="12"/>return client.get_comptes()</text:p>
      <text:p text:style-name="P6"><text:soft-page-break/><text:s text:c="8"/>else:</text:p>
      <text:p text:style-name="P6"><text:s text:c="12"/>return client</text:p>
      <text:p text:style-name="P6"/>
      <text:p text:style-name="P6"><text:s text:c="4"/>def supprimer_compte(self,nom,adresse,numero_compte):</text:p>
      <text:p text:style-name="P6"><text:s text:c="8"/>"""Fonctionne peut-être"""</text:p>
      <text:p text:style-name="P6"><text:s text:c="8"/>client = self.get_client(nom,adresse)</text:p>
      <text:p text:style-name="P6"><text:s text:c="8"/>if client:</text:p>
      <text:p text:style-name="P6"><text:s text:c="12"/>for i in range(len(client.comptes)):</text:p>
      <text:p text:style-name="P6"><text:s text:c="16"/>if client.comptes[i].numero == numero_compte:</text:p>
      <text:p text:style-name="P6"><text:s text:c="20"/>client.comptes.pop(i)</text:p>
      <text:p text:style-name="P6"><text:s text:c="20"/>return True</text:p>
      <text:p text:style-name="P6"><text:s text:c="16"/>break</text:p>
      <text:p text:style-name="P6"><text:s text:c="8"/>else:</text:p>
      <text:p text:style-name="P6"><text:s text:c="12"/>return False</text:p>
      <text:p text:style-name="P6"/>
      <text:p text:style-name="P5">#module blackjack</text:p>
      <text:p text:style-name="P6"/>
      <text:p text:style-name="P6">import random as rd</text:p>
      <text:p text:style-name="P6"/>
      <text:p text:style-name="P6">"""</text:p>
      <text:p text:style-name="P6">Règles du Blackjack :</text:p>
      <text:p text:style-name="P6"><text:s text:c="4"/>Dans notre version le Blackjack est avec un joueur contre le croupier.</text:p>
      <text:p text:style-name="P6"><text:s text:c="4"/>A chaque carte est associé un nombre de points, pour celles numérotées de 2 à 9, elles ont le même nombre de points que leur valeur, pour le 10, le</text:p>
      <text:p text:style-name="P6"><text:s text:c="4"/>Valet, la Dame et le Roi, elles valent 10 points, et l'As prend soit 1 ou 11 points en fonction de si cela aide le joueur ou pas.</text:p>
      <text:p text:style-name="P6"><text:s text:c="4"/>La partie se déroule en 1 ou 2 tours.</text:p>
      <text:p text:style-name="P6"><text:s text:c="4"/>Une partie commence par une 1ère distribution de deux cartes pour le joueur et une carte face vers le haut et une autre face vers le bas pour le</text:p>
      <text:p text:style-name="P6"><text:s text:c="4"/>croupier. Si le joueur obtient un Blackjack (un as et une carte valant 10) la partie s'arrête à ce moment par la victoire du joueur.</text:p>
      <text:p text:style-name="P6"><text:s text:c="4"/>Ensuite, pour le 2ème tour le joueur choisi entre obtenir des cartes supplémentaires ou garder ses cartes, puis le croupier récupère des cartes jusqu'à</text:p>
      <text:p text:style-name="P6"><text:s text:c="4"/>ce que le total de ces cartes soit supérieur à 17.</text:p>
      <text:p text:style-name="P6"><text:s text:c="4"/>Le joueur gagne si le total des points de ses cartes est supérieur à celui du croupier ou que les points du croupier dépassent 21 et qu'il ne dépasse</text:p>
      <text:p text:style-name="P6"><text:s text:c="4"/>pas 21, ou alors il n'y a pas de gagnant car le total de la main du joueur est égal à celui du croupier ou que les deux dépasse 21 et enfin sinon le</text:p>
      <text:p text:style-name="P6"><text:s text:c="4"/>joueur a perdu.</text:p>
      <text:p text:style-name="P6"><text:s text:c="4"/>Mise: le joueur peux choisir de miser avant de recevoir ses cartes puis doubler sa mise en prenant UNE carte supplémentaire.</text:p>
      <text:p text:style-name="P6"><text:s text:c="4"/>Le joueur gagne respectivement x1.5 sa mise si il obtient un blackjack au premier tirage, x2 sa mise si il gagne sans bj ou récupère sa mise si il n'y a</text:p>
      <text:p text:style-name="P6"><text:s text:c="4"/>pas de gagnant.</text:p>
      <text:p text:style-name="P6">"""</text:p>
      <text:p text:style-name="P6"/>
      <text:p text:style-name="P6">#listes utilisées pour faire les tirages de cartes</text:p>
      <text:p text:style-name="P6">liste_valeurs = ['A','2','3','4','5','6','7','8','9','10','V','D','R']</text:p>
      <text:p text:style-name="P6">liste_signes = ['♥','♦','♣','♠']</text:p>
      <text:p text:style-name="P6"/>
      <text:p text:style-name="P6">"""</text:p>
      <text:p text:style-name="P6">carte = une liste sous la forme [(valeur,signe),point]</text:p>
      <text:p text:style-name="P6"><text:soft-page-break/>main = une liste de cartes sous la forme [carte,carte,...]</text:p>
      <text:p text:style-name="P6">"""</text:p>
      <text:p text:style-name="P6"/>
      <text:p text:style-name="P6">def tirage(nb=2):</text:p>
      <text:p text:style-name="P6"><text:s text:c="4"/>"""</text:p>
      <text:p text:style-name="P6"><text:s text:c="4"/>Renvoie une main de nb carte tirée aléatoirement.</text:p>
      <text:p text:style-name="P6"><text:s text:c="4"/>"""</text:p>
      <text:p text:style-name="P6"><text:s text:c="4"/>main = []</text:p>
      <text:p text:style-name="P6"><text:s text:c="4"/>for _ in range(nb):</text:p>
      <text:p text:style-name="P6"><text:s text:c="8"/>valeur = rd.choice(liste_valeurs) #donne une valeur aléatoire</text:p>
      <text:p text:style-name="P6"><text:s text:c="8"/>if valeur == 'A': #associe un nombre de point en fonction de la valeur de la carte</text:p>
      <text:p text:style-name="P6"><text:s text:c="12"/>point = 11</text:p>
      <text:p text:style-name="P6"><text:s text:c="8"/>elif valeur in '23456789':</text:p>
      <text:p text:style-name="P6"><text:s text:c="12"/>point = int(valeur)</text:p>
      <text:p text:style-name="P6"><text:s text:c="8"/>else:</text:p>
      <text:p text:style-name="P6"><text:s text:c="12"/>point = 10</text:p>
      <text:p text:style-name="P6"><text:s text:c="8"/>main.append([(valeur,rd.choice(liste_signes)),point]) #crée une carte en associant la valeur avec un signe tirée aléatoirement(le signe n'a pas d'utilité à part esthétique) et les points et ajoute cette carte à la main</text:p>
      <text:p text:style-name="P6"><text:s text:c="4"/>return main</text:p>
      <text:p text:style-name="P6"/>
      <text:p text:style-name="P6"/>
      <text:p text:style-name="P6"/>
      <text:p text:style-name="P6">def total(main):</text:p>
      <text:p text:style-name="P6"><text:s text:c="4"/>"""</text:p>
      <text:p text:style-name="P6"><text:s text:c="4"/>Renvoie le total des valeurs des cartes de main et change la valeur des as en 1 en fonction de si le total dépasse 21.</text:p>
      <text:p text:style-name="P6"><text:s text:c="4"/>"""</text:p>
      <text:p text:style-name="P6"><text:s text:c="4"/>total = 0</text:p>
      <text:p text:style-name="P6"><text:s text:c="4"/>for carte in main: #fait le total des valeurs des cartes de main avec 11 comme valeur de l'as</text:p>
      <text:p text:style-name="P6"><text:s text:c="8"/>total += carte[1]</text:p>
      <text:p text:style-name="P6"><text:s text:c="4"/>if total &gt; 21:</text:p>
      <text:p text:style-name="P6"><text:s text:c="8"/>for carte in main:</text:p>
      <text:p text:style-name="P6"><text:s text:c="12"/>if carte[0][0]=='A' and total &gt; 21: #si le total est supérieur à 21 et que la carte est un as, remplace la valeur de l'as par 1 et actualise la valeur du total</text:p>
      <text:p text:style-name="P6"><text:s text:c="16"/>carte[1] = 1</text:p>
      <text:p text:style-name="P6"><text:s text:c="16"/>total -= 10</text:p>
      <text:p text:style-name="P6"><text:s text:c="12"/>elif total &lt;= 21: #et si le total est inférieur ou égal à 21 la boucle se termine</text:p>
      <text:p text:style-name="P6"><text:s text:c="16"/>break</text:p>
      <text:p text:style-name="P6"><text:s text:c="4"/>return total</text:p>
      <text:p text:style-name="P6"/>
      <text:p text:style-name="P6"/>
      <text:p text:style-name="P6"/>
      <text:p text:style-name="P6">def affichage(main,cache=False):</text:p>
      <text:p text:style-name="P6"><text:s text:c="4"/>"""</text:p>
      <text:p text:style-name="P6"><text:s text:c="4"/>Renvoie une chaine de caractère pour afficher les cartes dans la console.</text:p>
      <text:p text:style-name="P6"><text:s text:c="4"/>"""</text:p>
      <text:p text:style-name="P6"><text:s text:c="4"/>lignes,visuel = [],""</text:p>
      <text:p text:style-name="P6"><text:s text:c="4"/>for k in range(len(main)): #ajoute les cartes ligne par ligne dans la liste lignes</text:p>
      <text:p text:style-name="P6"><text:s text:c="8"/>carte = main[k]</text:p>
      <text:p text:style-name="P6"><text:s text:c="8"/>valeur,signe = carte[0][0],carte[0][1]</text:p>
      <text:p text:style-name="P6"/>
      <text:p text:style-name="P6"><text:soft-page-break/><text:s text:c="8"/>lignes.append("╔═══════════╗ ") #1ere ligne</text:p>
      <text:p text:style-name="P6"/>
      <text:p text:style-name="P6"><text:s text:c="8"/>if k == 1 and cache: #cache la 2eme carte si cache=True</text:p>
      <text:p text:style-name="P6"><text:s text:c="12"/>for _ in range(4):</text:p>
      <text:p text:style-name="P6"><text:s text:c="16"/>lignes.append("║* * * * * *║ ")</text:p>
      <text:p text:style-name="P6"><text:s text:c="16"/>lignes.append("║ * * * * * ║ ")</text:p>
      <text:p text:style-name="P6"/>
      <text:p text:style-name="P6"><text:s text:c="8"/>else:</text:p>
      <text:p text:style-name="P6"><text:s text:c="12"/>if valeur == '10': #2eme ligne</text:p>
      <text:p text:style-name="P6"><text:s text:c="16"/>lignes.append("║10 <text:s text:c="8"/>║ ")</text:p>
      <text:p text:style-name="P6"><text:s text:c="12"/>else:</text:p>
      <text:p text:style-name="P6"><text:s text:c="16"/>lignes.append("║"+valeur+" <text:s text:c="9"/>║ ")</text:p>
      <text:p text:style-name="P6"/>
      <text:p text:style-name="P6"><text:s text:c="12"/>if valeur == '8' or valeur == '10': #3eme ligne</text:p>
      <text:p text:style-name="P6"><text:s text:c="16"/>lignes.append("║"+signe+" <text:s/>"+signe+" <text:s text:c="2"/>"+signe+" <text:s text:c="2"/>║ ")</text:p>
      <text:p text:style-name="P6"><text:s text:c="12"/>else:</text:p>
      <text:p text:style-name="P6"><text:s text:c="16"/>lignes.append("║"+signe+" <text:s text:c="9"/>║ ")</text:p>
      <text:p text:style-name="P6"/>
      <text:p text:style-name="P6"><text:s text:c="12"/>if valeur in '23' or valeur == '10' : #4eme ligne</text:p>
      <text:p text:style-name="P6"><text:s text:c="16"/>lignes.append("║ <text:s text:c="4"/>"+signe+" <text:s text:c="4"/>║ ")</text:p>
      <text:p text:style-name="P6"><text:s text:c="12"/>elif valeur in '45679':</text:p>
      <text:p text:style-name="P6"><text:s text:c="16"/>lignes.append("║ <text:s text:c="2"/>"+signe+" <text:s text:c="2"/>"+signe+" <text:s text:c="2"/>║ ")</text:p>
      <text:p text:style-name="P6"><text:s text:c="12"/>else:</text:p>
      <text:p text:style-name="P6"><text:s text:c="16"/>lignes.append("║ <text:s text:c="10"/>║ ")</text:p>
      <text:p text:style-name="P6"/>
      <text:p text:style-name="P6"><text:s text:c="12"/>if valeur in '89' or valeur == '10': #5eme ligne</text:p>
      <text:p text:style-name="P6"><text:s text:c="16"/>lignes.append("║ <text:s text:c="2"/>"+signe+" <text:s text:c="2"/>"+signe+" <text:s text:c="2"/>║ ")</text:p>
      <text:p text:style-name="P6"><text:s text:c="12"/>else:</text:p>
      <text:p text:style-name="P6"><text:s text:c="16"/>lignes.append("║ <text:s text:c="10"/>║ ")</text:p>
      <text:p text:style-name="P6"/>
      <text:p text:style-name="P6"><text:s text:c="12"/>if valeur in 'A359': #6eme ligne</text:p>
      <text:p text:style-name="P6"><text:s text:c="16"/>lignes.append("║ <text:s text:c="4"/>"+signe+" <text:s text:c="4"/>║ ")</text:p>
      <text:p text:style-name="P6"><text:s text:c="12"/>elif valeur in '678' or valeur == '10':</text:p>
      <text:p text:style-name="P6"><text:s text:c="16"/>lignes.append("║ <text:s text:c="2"/>"+signe+" <text:s text:c="2"/>"+signe+" <text:s text:c="2"/>║ ")</text:p>
      <text:p text:style-name="P6"><text:s text:c="12"/>else:</text:p>
      <text:p text:style-name="P6"><text:s text:c="16"/>lignes.append("║ <text:s text:c="10"/>║ ")</text:p>
      <text:p text:style-name="P6"/>
      <text:p text:style-name="P6"><text:s text:c="12"/>if valeur == '7' or valeur == '10' : #7eme ligne</text:p>
      <text:p text:style-name="P6"><text:s text:c="16"/>lignes.append("║ <text:s text:c="4"/>"+signe+" <text:s text:c="4"/>║ ")</text:p>
      <text:p text:style-name="P6"><text:s text:c="12"/>elif valeur == '9':</text:p>
      <text:p text:style-name="P6"><text:s text:c="16"/>lignes.append("║ <text:s text:c="2"/>"+signe+" <text:s text:c="2"/>"+signe+" <text:s text:c="2"/>║ ")</text:p>
      <text:p text:style-name="P6"><text:s text:c="12"/>else:</text:p>
      <text:p text:style-name="P6"><text:s text:c="16"/>lignes.append("║ <text:s text:c="10"/>║ ")</text:p>
      <text:p text:style-name="P6"/>
      <text:p text:style-name="P6"><text:s text:c="12"/>if valeur in '23': #8eme ligne</text:p>
      <text:p text:style-name="P6"><text:s text:c="16"/>lignes.append("║ <text:s text:c="4"/>"+signe+" <text:s text:c="4"/>║ ")</text:p>
      <text:p text:style-name="P6"><text:s text:c="12"/>elif valeur in '456789' or valeur == '10':</text:p>
      <text:p text:style-name="P6"><text:s text:c="16"/>lignes.append("║ <text:s text:c="2"/>"+signe+" <text:s text:c="2"/>"+signe+" <text:s text:c="2"/>║ ")</text:p>
      <text:p text:style-name="P6"><text:s text:c="12"/>else:</text:p>
      <text:p text:style-name="P6"><text:s text:c="16"/>lignes.append("║ <text:s text:c="10"/>║ ")</text:p>
      <text:p text:style-name="P6"/>
      <text:p text:style-name="P6"><text:s text:c="12"/>lignes.append("║ <text:s text:c="10"/>║ ") #9eme ligne</text:p>
      <text:p text:style-name="P6"><text:soft-page-break/></text:p>
      <text:p text:style-name="P6"><text:s text:c="8"/>lignes.append("╚═══════════╝ ") #10eme ligne</text:p>
      <text:p text:style-name="P6"/>
      <text:p text:style-name="P6"><text:s text:c="4"/>for i in range(10): #met en ordre les lignes des cartes pour les renvoyer dans une chaine de caractère</text:p>
      <text:p text:style-name="P6"><text:s text:c="8"/>for j in range(i,len(lignes),10):</text:p>
      <text:p text:style-name="P6"><text:s text:c="12"/>visuel += lignes[j]</text:p>
      <text:p text:style-name="P6"><text:s text:c="8"/>visuel += '\n'</text:p>
      <text:p text:style-name="P6"/>
      <text:p text:style-name="P6"><text:s text:c="4"/>return visuel</text:p>
      <text:p text:style-name="P6"/>
      <text:p text:style-name="P6"/>
      <text:p text:style-name="P6"/>
      <text:p text:style-name="P6">def blackjack(mise=0):</text:p>
      <text:p text:style-name="P6"><text:s text:c="4"/>"""</text:p>
      <text:p text:style-name="P6"><text:s text:c="4"/>Lance une partie de Blackjack avec le visuel des cartes dans la console, renvoie la mise donnée et le gain obtenu (agrandir la taille de la console au préalable).</text:p>
      <text:p text:style-name="P6"><text:s text:c="4"/>"""</text:p>
      <text:p text:style-name="P6"><text:s text:c="4"/>main_joueur,main_croupier = tirage(),tirage() #fait 2 tirage de 2 cartes, pour le joueur et le croupier</text:p>
      <text:p text:style-name="P6"><text:s text:c="4"/>total_joueur,total_croupier, = total(main_joueur),total(main_croupier) #fait les totaux des mains du joueur et du croupier</text:p>
      <text:p text:style-name="P6"><text:s text:c="4"/>if mise &lt; 0:</text:p>
      <text:p text:style-name="P6"><text:s text:c="8"/>mise = 0</text:p>
      <text:p text:style-name="P6"/>
      <text:p text:style-name="P6"><text:s text:c="4"/>print("\n1er tour :\n") #affiche les mains en cachant la 2eme carte du croupier et le total de la main du joueur pour le 1er tour</text:p>
      <text:p text:style-name="P6"><text:s text:c="4"/>print("La main du croupier :")</text:p>
      <text:p text:style-name="P6"><text:s text:c="4"/>print(affichage(main_croupier,True))</text:p>
      <text:p text:style-name="P6"><text:s text:c="4"/>print("Votre main :")</text:p>
      <text:p text:style-name="P6"><text:s text:c="4"/>print(affichage(main_joueur),"Total de vos cartes :",total_joueur,'\n',"Votre mise :",mise,'\n')</text:p>
      <text:p text:style-name="P6"/>
      <text:p text:style-name="P6"><text:s text:c="4"/>if total_joueur == 21:</text:p>
      <text:p text:style-name="P6"><text:s text:c="8"/>gain = mise*1.5 #joueur récupère x1.5 sa mise</text:p>
      <text:p text:style-name="P6"><text:s text:c="8"/>print("Vous gagnez en obtenant un Blackjack ! Vous remportez une fois et demi votre mise !") #victoire en ayant 21 points dès le premier tirage</text:p>
      <text:p text:style-name="P6"><text:s text:c="4"/>else:</text:p>
      <text:p text:style-name="P6"><text:s text:c="8"/>suite = input("Que voulez-vous faire ? [O]btenir des cartes/[G]arder ses cartes/[D]oubler la mise et obtenir une carte ") #demande si le joueur veut des cartes supplémentaires</text:p>
      <text:p text:style-name="P6"><text:s text:c="8"/>if suite.lower() == 'o':</text:p>
      <text:p text:style-name="P6"><text:s text:c="12"/>nb_cartes = int(input("Combien de cartes voulez-vous (pas plus de 10 cartes supplémentaires) ? [nb] ")) #demande le nombre de cartes voulu par le joueur et les rajoute à la main, puis recalcule le total</text:p>
      <text:p text:style-name="P6"><text:s text:c="12"/>main_joueur += tirage(min(10,nb_cartes))</text:p>
      <text:p text:style-name="P6"><text:s text:c="12"/>total_joueur = total(main_joueur)</text:p>
      <text:p text:style-name="P6"/>
      <text:p text:style-name="P6"><text:s text:c="8"/>elif suite.lower() == 'd':</text:p>
      <text:p text:style-name="P6"><text:s text:c="12"/>mise *= 2</text:p>
      <text:p text:style-name="P6"><text:s text:c="12"/>main_joueur += tirage(1)</text:p>
      <text:p text:style-name="P6"><text:s text:c="12"/>total_joueur = total(main_joueur)</text:p>
      <text:p text:style-name="P6"/>
      <text:p text:style-name="P6"><text:soft-page-break/><text:s text:c="8"/>while total_croupier &lt; 17: #rajoute des cartes à la main du croupier jusqu'à ce que le total dépasse ou égalise 17</text:p>
      <text:p text:style-name="P6"><text:s text:c="12"/>main_croupier += tirage(1)</text:p>
      <text:p text:style-name="P6"><text:s text:c="12"/>total_croupier = total(main_croupier)</text:p>
      <text:p text:style-name="P6"/>
      <text:p text:style-name="P6"><text:s text:c="8"/>print("\n2eme tour :\n") #affiche les mains et les totaux du croupier et du joueur pour la fin du jeu</text:p>
      <text:p text:style-name="P6"><text:s text:c="8"/>print("La main du croupier :")</text:p>
      <text:p text:style-name="P6"><text:s text:c="8"/>print(affichage(main_croupier),"Total des cartes du croupier :",total_croupier,'\n')</text:p>
      <text:p text:style-name="P6"><text:s text:c="8"/>print("Votre main :")</text:p>
      <text:p text:style-name="P6"><text:s text:c="8"/>print(affichage(main_joueur),"Total de vos cartes :",total_joueur,'\n',"Votre mise :",mise,'\n')</text:p>
      <text:p text:style-name="P6"/>
      <text:p text:style-name="P6"><text:s text:c="8"/>if total_joueur &lt;= 21 and (total_joueur &gt; total_croupier or total_croupier &gt; 21): #conditions pour gagner</text:p>
      <text:p text:style-name="P6"><text:s text:c="12"/>gain = mise*2 #joueur récupère x2 sa mise</text:p>
      <text:p text:style-name="P6"><text:s text:c="12"/>print("Vous avez gagné ! Vous remportez le double de votre mise !")</text:p>
      <text:p text:style-name="P6"><text:s text:c="8"/>elif total_croupier == total_joueur or (total_croupier &gt; 21 and total_joueur &gt; 21): #conditions si il n'y a pas de gagnant</text:p>
      <text:p text:style-name="P6"><text:s text:c="12"/>gain = mise #joueur récupère sa mise</text:p>
      <text:p text:style-name="P6"><text:s text:c="12"/>print("Il n'y a aucun gagnant. Vous repartez avec votre mise.")</text:p>
      <text:p text:style-name="P6"><text:s text:c="8"/>else: #sinon défaite : joueur ne récupère pas sa mise</text:p>
      <text:p text:style-name="P6"><text:s text:c="12"/>gain = 0</text:p>
      <text:p text:style-name="P6"><text:s text:c="12"/>print("Vous avez perdu. Vous repartez bredouille.")</text:p>
      <text:p text:style-name="P6"><text:s text:c="4"/>return mise, 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5T20:21:04.787000000</meta:creation-date>
    <dc:date>2022-12-02T23:00:27.536000000</dc:date>
    <meta:editing-duration>PT21M3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11" meta:paragraph-count="416" meta:word-count="2140" meta:character-count="17958" meta:non-whitespace-character-count="13005"/>
  </office:meta>
</office:document-meta>
</file>